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rsid="001bb55e" officeooo:paragraph-rsid="001bb55e"/>
    </style:style>
    <style:style style:name="P3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rsid="001bb55e"/>
    </style:style>
    <style:style style:name="P4" style:family="paragraph" style:parent-style-name="Standard">
      <loext:graphic-properties draw:fill="none"/>
      <style:paragraph-properties fo:margin-left="-0.499cm" fo:margin-right="-0.499cm" fo:line-height="115%" fo:text-align="center" style:justify-single-word="false" fo:text-indent="0cm" style:auto-text-indent="false" fo:background-color="transparent"/>
      <style:text-properties officeooo:rsid="001bb55e" officeooo:paragraph-rsid="001bb55e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2" fo:font-size="16pt" officeooo:rsid="001bb55e" officeooo:paragraph-rsid="001bb55e" style:font-size-asian="16pt" style:font-size-complex="16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2" fo:font-size="16pt" officeooo:rsid="001bb55e" officeooo:paragraph-rsid="001bb55e" style:font-size-asian="16pt" style:font-size-complex="16pt"/>
    </style:style>
    <style:style style:name="P7" style:family="paragraph" style:parent-style-name="Standard">
      <loext:graphic-properties draw:fill="none"/>
      <style:paragraph-properties fo:margin-left="0cm" fo:margin-right="-0.499cm" fo:line-height="150%" fo:text-align="center" style:justify-single-word="false" fo:text-indent="0cm" style:auto-text-indent="false" fo:background-color="transparent"/>
      <style:text-properties style:font-name="Arial2" fo:font-size="18pt" fo:font-weight="bold" officeooo:rsid="001bb55e" officeooo:paragraph-rsid="001bb55e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none"/>
      <style:paragraph-properties fo:margin-left="3.752cm" fo:margin-right="-0.499cm" fo:line-height="100%" fo:text-indent="0cm" style:auto-text-indent="false" fo:background-color="transparent"/>
      <style:text-properties style:font-name="Arial2" officeooo:rsid="00302f6d" officeooo:paragraph-rsid="00306e51"/>
    </style:style>
    <style:style style:name="P9" style:family="paragraph" style:parent-style-name="Standard">
      <loext:graphic-properties draw:fill="none"/>
      <style:paragraph-properties fo:margin-left="3.752cm" fo:margin-right="-0.499cm" fo:line-height="100%" fo:text-indent="0cm" style:auto-text-indent="false" fo:background-color="transparent"/>
      <style:text-properties style:font-name="Arial2" officeooo:rsid="00306e51" officeooo:paragraph-rsid="00306e51"/>
    </style:style>
    <style:style style:name="P10" style:family="paragraph" style:parent-style-name="Standard">
      <loext:graphic-properties draw:fill="none"/>
      <style:paragraph-properties fo:margin-left="3.752cm" fo:margin-right="-0.499cm" fo:line-height="100%" fo:text-indent="0cm" style:auto-text-indent="false" fo:background-color="transparent"/>
      <style:text-properties style:font-name="Arial2"/>
    </style:style>
    <style:style style:name="P11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rsid="001e9a39" officeooo:paragraph-rsid="001e9a39"/>
    </style:style>
    <style:style style:name="P12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rsid="00222253" officeooo:paragraph-rsid="00222253"/>
    </style:style>
    <style:style style:name="P13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rsid="0023f382" officeooo:paragraph-rsid="0023f382"/>
    </style:style>
    <style:style style:name="P14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1e9a39" officeooo:paragraph-rsid="001e9a3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222253" officeooo:paragraph-rsid="0022225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23f382" officeooo:paragraph-rsid="0023f382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2daad2" officeooo:paragraph-rsid="002daad2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1bb55e" officeooo:paragraph-rsid="003b6209" style:font-weight-asian="bold" style:font-weight-complex="bold"/>
    </style:style>
    <style:style style:name="P19" style:family="paragraph" style:parent-style-name="List_20_Paragraph">
      <style:paragraph-properties fo:margin-left="0.635cm" fo:margin-right="0cm" fo:margin-top="0.053cm" fo:margin-bottom="0.353cm" style:contextual-spacing="true" fo:text-align="justify" style:justify-single-word="false" fo:text-indent="0cm" style:auto-text-indent="false"/>
      <style:text-properties style:font-name="Arial" fo:font-size="12pt" officeooo:paragraph-rsid="002ecae8" style:font-size-asian="12pt" style:font-name-complex="Arial3" style:font-size-complex="12pt"/>
    </style:style>
    <style:style style:name="P20" style:family="paragraph" style:parent-style-name="Standard">
      <style:paragraph-properties fo:margin-top="0.053cm" fo:margin-bottom="0.353cm" style:contextual-spacing="false" fo:text-align="justify" style:justify-single-word="false"/>
      <style:text-properties style:font-name="Arial" fo:font-size="12pt" officeooo:paragraph-rsid="002ecae8" style:font-size-asian="12pt" style:font-name-complex="Arial3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2ecae8" style:font-size-asian="12pt" style:font-name-complex="Arial3" style:font-size-complex="12pt"/>
    </style:style>
    <style:style style:name="P22" style:family="paragraph" style:parent-style-name="List_20_Paragraph">
      <style:paragraph-properties fo:margin-left="0.635cm" fo:margin-right="0cm" fo:margin-top="0.053cm" fo:margin-bottom="0.353cm" style:contextual-spacing="true" fo:text-align="justify" style:justify-single-word="false" fo:text-indent="0cm" style:auto-text-indent="false"/>
      <style:text-properties style:font-name="Arial" fo:font-size="12pt" fo:font-weight="bold" officeooo:paragraph-rsid="002ecae8" style:font-size-asian="12pt" style:font-weight-asian="bold" style:font-name-complex="Arial3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-0.499cm" fo:line-height="115%" fo:text-align="center" style:justify-single-word="false" fo:text-indent="0cm" style:auto-text-indent="false" fo:background-color="transparent"/>
      <style:text-properties officeooo:rsid="002d2956" officeooo:paragraph-rsid="002d2956"/>
    </style:style>
    <style:style style:name="P24" style:family="paragraph" style:parent-style-name="Standard">
      <style:paragraph-properties fo:margin-top="0.053cm" fo:margin-bottom="0.353cm" style:contextual-spacing="false" fo:text-align="center" style:justify-single-word="false"/>
      <style:text-properties officeooo:paragraph-rsid="002ecae8"/>
    </style:style>
    <style:style style:name="P25" style:family="paragraph" style:parent-style-name="List_20_Paragraph" style:list-style-name="WWNum6">
      <style:paragraph-properties fo:margin-left="0cm" fo:margin-right="0cm" fo:margin-top="0.053cm" fo:margin-bottom="0.353cm" style:contextual-spacing="true" fo:text-align="justify" style:justify-single-word="false" fo:text-indent="0cm" style:auto-text-indent="false"/>
      <style:text-properties officeooo:paragraph-rsid="002ecae8"/>
    </style:style>
    <style:style style:name="P26" style:family="paragraph" style:parent-style-name="List_20_Paragraph">
      <style:paragraph-properties fo:margin-left="-2.501cm" fo:margin-right="0cm" fo:margin-top="0.053cm" fo:margin-bottom="0.353cm" style:contextual-spacing="true" fo:text-align="justify" style:justify-single-word="false" fo:text-indent="3.136cm" style:auto-text-indent="false"/>
      <style:text-properties officeooo:paragraph-rsid="002ecae8"/>
    </style:style>
    <style:style style:name="P27" style:family="paragraph" style:parent-style-name="List_20_Paragraph">
      <style:paragraph-properties fo:margin-left="0.635cm" fo:margin-right="0cm" fo:margin-top="0.053cm" fo:margin-bottom="0.353cm" style:contextual-spacing="true" fo:text-align="justify" style:justify-single-word="false" fo:text-indent="0cm" style:auto-text-indent="false"/>
      <style:text-properties officeooo:paragraph-rsid="002ecae8"/>
    </style:style>
    <style:style style:name="P28" style:family="paragraph" style:parent-style-name="List_20_Paragraph">
      <style:paragraph-properties fo:margin-left="0cm" fo:margin-right="0cm" fo:margin-top="0.053cm" fo:margin-bottom="0.353cm" style:contextual-spacing="true" fo:text-align="justify" style:justify-single-word="false" fo:text-indent="0cm" style:auto-text-indent="false"/>
      <style:text-properties officeooo:paragraph-rsid="002ecae8"/>
    </style:style>
    <style:style style:name="P29" style:family="paragraph" style:parent-style-name="List_20_Paragraph">
      <style:paragraph-properties fo:margin-left="0cm" fo:margin-right="0cm" fo:margin-top="0.053cm" fo:margin-bottom="0.353cm" style:contextual-spacing="true" fo:text-align="justify" style:justify-single-word="false" fo:text-indent="0cm" style:auto-text-indent="false"/>
      <style:text-properties officeooo:paragraph-rsid="002ecae8"/>
    </style:style>
    <style:style style:name="P30" style:family="paragraph" style:parent-style-name="List_20_Paragraph">
      <style:paragraph-properties fo:margin-left="-2.501cm" fo:margin-right="0cm" fo:margin-top="0.053cm" fo:margin-bottom="0.353cm" style:contextual-spacing="true" fo:text-align="justify" style:justify-single-word="false" fo:text-indent="0cm" style:auto-text-indent="false"/>
      <style:text-properties officeooo:paragraph-rsid="002ecae8"/>
    </style:style>
    <style:style style:name="P31" style:family="paragraph" style:parent-style-name="List_20_Paragraph">
      <style:paragraph-properties fo:margin-left="0cm" fo:margin-right="0cm" fo:margin-top="0.053cm" fo:margin-bottom="0.353cm" style:contextual-spacing="true" fo:text-align="justify" style:justify-single-word="false" fo:text-indent="0cm" style:auto-text-indent="false"/>
      <style:text-properties style:font-name="Arial2" officeooo:paragraph-rsid="002ecae8"/>
    </style:style>
    <style:style style:name="P32" style:family="paragraph" style:parent-style-name="Standard">
      <style:paragraph-properties fo:margin-top="0.053cm" fo:margin-bottom="0.353cm" style:contextual-spacing="false" fo:text-align="center" style:justify-single-word="false"/>
      <style:text-properties fo:font-weight="normal" officeooo:rsid="00306e51" officeooo:paragraph-rsid="00306e51" style:font-weight-asian="normal" style:font-weight-complex="normal"/>
    </style:style>
    <style:style style:name="P33" style:family="paragraph" style:parent-style-name="Standard">
      <style:paragraph-properties fo:margin-top="0.053cm" fo:margin-bottom="0.353cm" style:contextual-spacing="false" fo:text-align="center" style:justify-single-word="false"/>
      <style:text-properties officeooo:paragraph-rsid="002ecae8"/>
    </style:style>
    <style:style style:name="P34" style:family="paragraph" style:parent-style-name="Standard">
      <style:paragraph-properties fo:margin-top="0.053cm" fo:margin-bottom="0.353cm" style:contextual-spacing="false" fo:text-align="justify" style:justify-single-word="false"/>
      <style:text-properties officeooo:paragraph-rsid="002ecae8"/>
    </style:style>
    <style:style style:name="P35" style:family="paragraph" style:parent-style-name="Standard">
      <style:paragraph-properties fo:margin-top="0.053cm" fo:margin-bottom="0.353cm" style:contextual-spacing="false" fo:text-align="justify" style:justify-single-word="false"/>
      <style:text-properties fo:font-size="16pt" fo:font-weight="bold" officeooo:rsid="0041e217" officeooo:paragraph-rsid="0041e21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053cm" fo:margin-bottom="0.353cm" style:contextual-spacing="false" fo:text-align="justify" style:justify-single-word="false"/>
      <style:text-properties style:font-name="Arial2" officeooo:rsid="0041e217" officeooo:paragraph-rsid="0041e217"/>
    </style:style>
    <style:style style:name="P37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fo:font-weight="bold" officeooo:rsid="001bb55e" officeooo:paragraph-rsid="003b6209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</style:style>
    <style:style style:name="P39" style:family="paragraph" style:parent-style-name="Standard" style:master-page-name="">
      <loext:graphic-properties draw:fill="none"/>
      <style:paragraph-properties fo:margin-left="-0.101cm" fo:margin-right="0.101cm" fo:line-height="115%" fo:text-indent="1.499cm" style:auto-text-indent="false" style:page-number="auto" fo:background-color="transparent"/>
    </style:style>
    <style:style style:name="P40" style:family="paragraph" style:parent-style-name="Standard">
      <loext:graphic-properties draw:fill="none"/>
      <style:paragraph-properties fo:margin-left="-0.499cm" fo:margin-right="-0.499cm" fo:line-height="115%" fo:text-indent="0cm" style:auto-text-indent="false" fo:background-color="transparent"/>
      <style:text-properties officeooo:paragraph-rsid="00461aa1"/>
    </style:style>
    <style:style style:name="P41" style:family="paragraph" style:parent-style-name="Standard">
      <style:paragraph-properties fo:margin-top="0.053cm" fo:margin-bottom="0.353cm" style:contextual-spacing="false" fo:text-align="justify" style:justify-single-word="false"/>
      <style:text-properties style:font-name="Arial2" officeooo:paragraph-rsid="002ecae8"/>
    </style:style>
    <style:style style:name="P42" style:family="paragraph" style:parent-style-name="Standard">
      <style:paragraph-properties fo:margin-top="0.053cm" fo:margin-bottom="0.353cm" style:contextual-spacing="false" fo:text-align="justify" style:justify-single-word="false"/>
      <style:text-properties style:font-name="Arial2" fo:font-size="12pt" officeooo:paragraph-rsid="002ecae8" style:font-size-asian="12pt" style:font-name-complex="Arial3" style:font-size-complex="12pt"/>
    </style:style>
    <style:style style:name="T1" style:family="text">
      <style:text-properties officeooo:rsid="001e9a39"/>
    </style:style>
    <style:style style:name="T2" style:family="text">
      <style:text-properties officeooo:rsid="0020651e"/>
    </style:style>
    <style:style style:name="T3" style:family="text">
      <style:text-properties officeooo:rsid="0025b389"/>
    </style:style>
    <style:style style:name="T4" style:family="text">
      <style:text-properties fo:color="#000000" loext:opacity="100%" style:font-name="Arial" fo:font-size="12pt" fo:font-weight="bold" style:font-size-asian="12pt" style:font-weight-asian="bold" style:font-name-complex="Arial3" style:font-size-complex="12pt" style:font-weight-complex="bold"/>
    </style:style>
    <style:style style:name="T5" style:family="text">
      <style:text-properties fo:color="#000000" loext:opacity="100%" style:font-name="Arial" fo:font-size="12pt" fo:background-color="#ffffff" loext:char-shading-value="0" style:font-size-asian="12pt" style:font-name-complex="Arial3" style:font-size-complex="12pt"/>
    </style:style>
    <style:style style:name="T6" style:family="text">
      <style:text-properties fo:color="#000000" loext:opacity="100%" style:font-name="Arial" fo:font-size="12pt" style:font-size-asian="12pt" style:font-name-complex="Arial3" style:font-size-complex="12pt"/>
    </style:style>
    <style:style style:name="T7" style:family="text">
      <style:text-properties fo:color="#000000" loext:opacity="100%" style:font-name="Arial" fo:font-size="15pt" fo:background-color="#ffffff" loext:char-shading-value="0" style:font-size-asian="15pt" style:font-name-complex="Arial3" style:font-size-complex="15pt"/>
    </style:style>
    <style:style style:name="T8" style:family="text">
      <style:text-properties fo:color="#000000" loext:opacity="100%" style:font-name="Arial" fo:font-size="14pt" fo:font-weight="bold" style:font-size-asian="14pt" style:font-weight-asian="bold" style:font-name-complex="Arial3" style:font-size-complex="14pt" style:font-weight-complex="bold"/>
    </style:style>
    <style:style style:name="T9" style:family="text">
      <style:text-properties style:font-name="Arial" fo:font-size="14pt" fo:font-weight="bold" style:font-size-asian="14pt" style:font-weight-asian="bold" style:font-name-complex="Arial3" style:font-size-complex="14pt" style:font-weight-complex="bold"/>
    </style:style>
    <style:style style:name="T10" style:family="text">
      <style:text-properties style:font-name="Arial" fo:font-size="14pt" fo:font-weight="bold" officeooo:rsid="002ecae8" style:font-size-asian="14pt" style:font-weight-asian="bold" style:font-name-complex="Arial3" style:font-size-complex="14pt" style:font-weight-complex="bold"/>
    </style:style>
    <style:style style:name="T11" style:family="text">
      <style:text-properties style:font-name="Arial" fo:font-size="14pt" fo:font-weight="bold" officeooo:rsid="0039a7a0" style:font-size-asian="14pt" style:font-weight-asian="bold" style:font-name-complex="Arial3" style:font-size-complex="14pt" style:font-weight-complex="bold"/>
    </style:style>
    <style:style style:name="T12" style:family="text">
      <style:text-properties style:font-name="Arial" fo:font-size="14pt" fo:font-weight="bold" officeooo:rsid="003bd0d8" style:font-size-asian="14pt" style:font-weight-asian="bold" style:font-name-complex="Arial3" style:font-size-complex="14pt" style:font-weight-complex="bold"/>
    </style:style>
    <style:style style:name="T13" style:family="text">
      <style:text-properties style:font-name="Arial" fo:font-size="14pt" fo:font-weight="bold" officeooo:rsid="003d995c" style:font-size-asian="14pt" style:font-weight-asian="bold" style:font-name-complex="Arial3" style:font-size-complex="14pt" style:font-weight-complex="bold"/>
    </style:style>
    <style:style style:name="T14" style:family="text">
      <style:text-properties style:font-name="Arial" fo:font-size="14pt" fo:font-weight="bold" officeooo:rsid="003f69ce" style:font-size-asian="14pt" style:font-weight-asian="bold" style:font-name-complex="Arial3" style:font-size-complex="14pt" style:font-weight-complex="bold"/>
    </style:style>
    <style:style style:name="T15" style:family="text">
      <style:text-properties style:font-name="Arial" fo:font-size="14pt" style:font-size-asian="14pt" style:font-name-complex="Arial3" style:font-size-complex="14pt"/>
    </style:style>
    <style:style style:name="T16" style:family="text">
      <style:text-properties style:font-name="Arial" fo:font-size="12pt" style:font-size-asian="12pt" style:font-name-complex="Arial3" style:font-size-complex="12pt"/>
    </style:style>
    <style:style style:name="T17" style:family="text">
      <style:text-properties style:font-name="Arial" fo:font-size="12pt" officeooo:rsid="001e9a39" style:font-size-asian="12pt" style:font-name-complex="Arial3" style:font-size-complex="12pt"/>
    </style:style>
    <style:style style:name="T18" style:family="text">
      <style:text-properties style:font-name="Arial" fo:font-size="12pt" officeooo:rsid="003b6209" style:font-size-asian="12pt" style:font-name-complex="Arial3" style:font-size-complex="12pt"/>
    </style:style>
    <style:style style:name="T19" style:family="text">
      <style:text-properties style:font-name="Arial" fo:font-size="12pt" fo:background-color="#ffffff" loext:char-shading-value="0" style:font-size-asian="12pt" style:font-name-complex="Arial3" style:font-size-complex="12pt"/>
    </style:style>
    <style:style style:name="T20" style:family="text">
      <style:text-properties style:font-name="Arial" fo:font-size="12pt" fo:font-weight="bold" style:font-size-asian="12pt" style:font-weight-asian="bold" style:font-name-complex="Arial3" style:font-size-complex="12pt" style:font-weight-complex="bold"/>
    </style:style>
    <style:style style:name="T21" style:family="text">
      <style:text-properties style:font-name="Arial" fo:font-size="12pt" fo:font-weight="bold" officeooo:rsid="003ef06f" style:font-size-asian="12pt" style:font-weight-asian="bold" style:font-name-complex="Arial3" style:font-size-complex="12pt" style:font-weight-complex="bold"/>
    </style:style>
    <style:style style:name="T22" style:family="text">
      <style:text-properties style:font-name="Arial" fo:font-size="12pt" fo:font-weight="bold" officeooo:rsid="004a64ed" style:font-size-asian="12pt" style:font-weight-asian="bold" style:font-name-complex="Arial3" style:font-size-complex="12pt" style:font-weight-complex="bold"/>
    </style:style>
    <style:style style:name="T23" style:family="text">
      <style:text-properties fo:color="#040c28" loext:opacity="100%" style:font-name="Arial" fo:font-size="12pt" style:font-size-asian="12pt" style:font-name-complex="Arial3" style:font-size-complex="12pt"/>
    </style:style>
    <style:style style:name="T24" style:family="text">
      <style:text-properties fo:color="#202124" loext:opacity="100%" style:font-name="Arial" fo:font-size="12pt" fo:background-color="#ffffff" loext:char-shading-value="0" style:font-size-asian="12pt" style:font-name-complex="Arial3" style:font-size-complex="12pt"/>
    </style:style>
    <style:style style:name="T25" style:family="text">
      <style:text-properties fo:color="#202124" loext:opacity="100%" style:font-name="Arial" fo:font-size="12pt" fo:background-color="#f8f9fa" loext:char-shading-value="0" style:font-size-asian="12pt" style:font-name-complex="Arial3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Arial3" style:font-size-complex="12pt"/>
    </style:style>
    <style:style style:name="T28" style:family="text">
      <style:text-properties style:font-name="Tahoma" fo:font-size="12pt" style:font-size-asian="12pt" style:font-name-complex="Tahoma1" style:font-size-complex="12pt"/>
    </style:style>
    <style:style style:name="T29" style:family="text">
      <style:text-properties style:font-name="Arial2"/>
    </style:style>
    <style:style style:name="T30" style:family="text">
      <style:text-properties officeooo:rsid="004cb0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ENTRO UNIVERSITÁRIO </text:p>
      <text:p text:style-name="P5">BRASILEIRO – UNIBRA</text:p>
      <text:p text:style-name="P5">CURSO DE GRADUAÇÃO E</text:p>
      <text:p text:style-name="P5"><text:s/>ESTÉTICA E COSMÉTICA </text:p>
      <text:p text:style-name="P5"/>
      <text:p text:style-name="P1"/>
      <text:p text:style-name="P3"/>
      <text:p text:style-name="P3"/>
      <text:p text:style-name="P7">EMPREENDEDORISMO NA ESTÉTICA</text:p>
      <text:p text:style-name="P7"/>
      <text:p text:style-name="P7"/>
      <text:p text:style-name="P1"/>
      <text:p text:style-name="P4">RECIFE/2023</text:p>
      <text:p text:style-name="P23">EST4NA</text:p>
      <text:p text:style-name="P23"/>
      <text:p text:style-name="P23"/>
      <text:p text:style-name="P8"/>
      <text:p text:style-name="P8"/>
      <text:p text:style-name="P8"/>
      <text:p text:style-name="P8"/>
      <text:p text:style-name="P8"/>
      <text:p text:style-name="P8">Projeto apresentado ao Centro Universitário </text:p>
      <text:p text:style-name="P8">Brasileiro – UNIBRA, como requisito </text:p>
      <text:p text:style-name="P8">para obtenção da nota do Projeto </text:p>
      <text:p text:style-name="P8">Extensionista interdisciplinar Estética e Cosmética.</text:p>
      <text:p text:style-name="P9">Professor fomentadora: Aúrea Régia</text:p>
      <text:p text:style-name="P10"/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32"><text:span text:style-name="T15">RECIFE/2023</text:span><text:span text:style-name="T9"/></text:p>
      <text:p text:style-name="P24"/>
      <text:p text:style-name="P24"><text:soft-page-break/></text:p>
      <text:p text:style-name="P24"><text:span text:style-name="T9">RESUMO</text:span><text:span text:style-name="T9"/></text:p>
      <text:p text:style-name="P34"><text:span text:style-name="T23">Empreendedorismo</text:span><text:span text:style-name="T24"> na </text:span><text:span text:style-name="T23">estética</text:span><text:span text:style-name="T24"> é uma excelente oportunidade. Afinal, é um mercado cheio de vantagens, como a possibilidade de fidelizar os clientes, oferecer uma mescla de serviços e produtos, além de ter uma alta demanda tanto do público masculino, como do feminino. Contudo, também é um setor que tem seus desafios</text:span><text:span text:style-name="T7">. </text:span><text:span text:style-name="T5">Manter a pele bem cuidada e uma boa apresentação visual se tornou algo imprescindível, tanto para o mercado de trabalho, quanto para a vida pessoal, mexendo com a autoestima das pessoas que necessitam se sentir mais bonitas para as mais variadas situações do seu dia a dia.</text:span><text:span text:style-name="T6"><text:line-break/></text:span><text:span text:style-name="T5">Por muito tempo os cuidados com a estética eram associados apenas ás mulheres. Porém, atualmente os homens ocupam boa parcela do consumo de produtos estéticos. A beleza e os cuidados pessoais contribuem para uma carreira bem sucedida e uma vida mais saudável e feliz.</text:span><text:span text:style-name="T4"/></text:p>
      <text:p text:style-name="P34"><text:span text:style-name="T4">Palavrachaves: Estética; Saúde; Empreendedorismo. </text:span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pan text:style-name="T8">ABSTRAC</text:span><text:span text:style-name="T8"/></text:p>
      <text:p text:style-name="P34"><text:span text:style-name="T26"><text:line-break/></text:span><text:span text:style-name="T25">Entrepreneurship in aesthetics is an excellent opportunity. After all, it is a market full of advantages, such as the possibility of gaining customer loyalty, offering a mix of services and products, in addition to being in high demand from both men and women. However, it is also a sector that has its challenges. Keeping your skin well cared for and having a good visual presentation has become essential, both for the job market and for your personal life, affecting the self-esteem of people who need to feel more beautiful in the most varied situations in their daily lives. . For a long time, beauty care was only associated with women. However, men currently occupy a large portion of the consumption of aesthetic products. Beauty and personal care contribute to a successful career and a healthier, happier life. </text:span><text:span text:style-name="T25"/></text:p>
      <text:p text:style-name="P34"><text:span text:style-name="T25">Keywords: Aesthetics; Health; Entrepreneurship.</text:span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>SUM<text:span text:style-name="T1">Á</text:span>RIO</text:p>
      <text:p text:style-name="P2"/>
      <text:p text:style-name="P14">1. INTRODUÇÃO</text:p>
      <text:p text:style-name="P14">2.DELINEAMENTO METODOLÓGICO</text:p>
      <text:p text:style-name="P2"><text:span text:style-name="T1">2</text:span>.<text:span text:style-name="T1">1</text:span> <text:span text:style-name="T1">O que é empreendedorismo?</text:span></text:p>
      <text:p text:style-name="P2"><text:span text:style-name="T1">2</text:span>.<text:span text:style-name="T1">2</text:span> <text:span text:style-name="T1">Estética e áreas de atuações </text:span></text:p>
      <text:p text:style-name="P2"><text:span text:style-name="T1">2</text:span>.<text:span text:style-name="T1">3</text:span> <text:span text:style-name="T1">Como abrir um negócio de sucesso</text:span></text:p>
      <text:p text:style-name="P2"><text:span text:style-name="T1">2</text:span>.<text:span text:style-name="T1">4</text:span> <text:span text:style-name="T1">Gestão Administração </text:span></text:p>
      <text:p text:style-name="P2"><text:span text:style-name="T1">2</text:span>.<text:span text:style-name="T1">5</text:span> <text:span text:style-name="T1">Financeiro</text:span></text:p>
      <text:p text:style-name="P2"><text:span text:style-name="T2">2.6</text:span> <text:span text:style-name="T1">Sustentabilidade e Biossegurança</text:span></text:p>
      <text:p text:style-name="P11"><text:span text:style-name="T2">2.</text:span><text:span text:style-name="T30">7</text:span> Marketing</text:p>
      <text:p text:style-name="P15">3. R<text:span text:style-name="T3">ESULTADOS</text:span></text:p>
      <text:p text:style-name="P15">4. C<text:span text:style-name="T3">ONSIDERAÇÕES FINAIS</text:span></text:p>
      <text:p text:style-name="P17">5.REFERÊNCIAS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2"/>
      <text:p text:style-name="P1"/>
      <text:p text:style-name="P35">Introdução:<text:span text:style-name="T10"/></text:p>
      <text:p text:style-name="P35"/>
      <text:p text:style-name="P36">O profissional de Estética é capacitado para atuar na saúde e bem-estar do público. Para isso, ele aplica produtos cosméticos e utiliza técnicas de limpeza de pele, hidratação, estética, facial, estética corporal; Estética Pré e Pós-Cirúrgica; Maquiagem Profissional; Massagem; Podologia; Terapia Capilar; visagismo.<text:span text:style-name="T10"/></text:p>
      <text:p text:style-name="P34"><text:span text:style-name="T9">1. </text:span><text:span text:style-name="T11">O que é empreendedorismo?</text:span><text:span text:style-name="T9"/></text:p>
      <text:p text:style-name="P34"><text:span text:style-name="T11"/></text:p>
      <text:p text:style-name="P34"><text:span text:style-name="T16">O empreendedorismo na área da estética tem surgido como um campo dinâmico e promissor no cenário empresarial contemporâneo. As oportunidades e o desenvolvimento do empreendedorismo foram um diferencial para a sociedade e crescimento do mercado de trabalho nesta área. O universo da beleza possui um leque de oportunidades, abrindo o horizonte diversos e promissores. O essencial para este profissional é criar possibilidades, investir em inovações e qualidades. O diferencial é que irá suprir as necessidades de uma clientela: ativa, exigente e que preza pela qualidade dos serviços a um preço justo. A área da estética exige </text:span><text:soft-page-break/><text:span text:style-name="T16">também outros cuidados como um olhar humanizado, inovado, tecnológico, eficaz, seguro e dando atenção a sua boa gestão do empreendimento da sua carreira. </text:span><text:span text:style-name="T16"/></text:p>
      <text:p text:style-name="P18"/>
      <text:p text:style-name="P18"/>
      <text:p text:style-name="P18"><text:span text:style-name="T18"><text:s text:c="3"/>2. </text:span><text:span text:style-name="T17">Estética e áreas de atuações</text:span></text:p>
      <text:p text:style-name="P18"><text:span text:style-name="T17"/></text:p>
      <text:p text:style-name="P18"><text:span text:style-name="T17"/></text:p>
      <text:p text:style-name="P34"><text:span text:style-name="T19">A área da estética é uma das que mais cresceram nos últimos anos, movimentando bilhões, somente no Brasil e não é à toa que devido a isso cada vez mais pessoas desejam ingressar no setor da estética para trabalhar. Porém, para se ter sucesso na estética, não é apenas abrir o negócio e pensar que vai chover clientes, é preciso preparo e encarar o mercado como um negócio, que além de profissionais excelentes tecnicamente, precisa também de uma administração eficiente, estratégia e marketing para atrair clientes para sua clínica.</text:span><text:span text:style-name="T16"/></text:p>
      <text:p text:style-name="P20"/>
      <text:list text:style-name="WWNum6">
        <text:list-header>
          <text:p text:style-name="P25"><text:span text:style-name="T12">3</text:span><text:span text:style-name="T10">. </text:span><text:span text:style-name="T9">Como abrir um negócio de sucesso</text:span><text:span text:style-name="T15"/></text:p>
        </text:list-header>
      </text:list>
      <text:p text:style-name="P19"/>
      <text:p text:style-name="P26"><text:span text:style-name="T16"/></text:p>
      <text:p text:style-name="P30"><text:span text:style-name="T16"><text:tab/><text:tab/>Seja por necessidade, vocação ou paixão, empreender é o caminho escolhido por <text:tab/><text:tab/>muitos brasileiros, em que visualizam nessa atividade a chance de alcançar a</text:span><text:span text:style-name="T16"/></text:p>
      <text:p text:style-name="P30"><text:span text:style-name="T16"><text:tab/><text:tab/>liberdade financeira e colocar em prática as suas ideias de como fazer as coisas <text:tab/><text:tab/>do seu jeito. Existe 6 dicas que ajudam seu negócio obter sucesso:</text:span><text:span text:style-name="T16"/></text:p>
      <text:p text:style-name="P28"><text:span text:style-name="T20"/></text:p>
      <text:p text:style-name="P28"><text:span text:style-name="T22">3.</text:span><text:span text:style-name="T20">1 - Atenção ao plano de negócio</text:span><text:span text:style-name="T20"/></text:p>
      <text:p text:style-name="P28"><text:span text:style-name="T16">Um dos pontos que muitos empreendedores negligenciam é a elaboração e execução do plano de negócio, o documento que age como uma bússola para o</text:span><text:span text:style-name="T16"/></text:p>
      <text:p text:style-name="P28"><text:span text:style-name="T16">empreendedor, onde será descrita toda a estrutura do negócio, os recursos necessários para a sua idealização, os resultados esperados e outros elementos fundamentais.</text:span><text:span text:style-name="T16"/></text:p>
      <text:p text:style-name="P19"/>
      <text:p text:style-name="P28"><text:span text:style-name="T22">3.</text:span><text:span text:style-name="T20">2 - Conheça o seu público-alvo</text:span><text:span text:style-name="T20"/></text:p>
      <text:p text:style-name="P22"/>
      <text:p text:style-name="P28"><text:span text:style-name="T16">Abrir um negócio somente fará sentido se for capaz de atender as</text:span><text:span text:style-name="T16"/></text:p>
      <text:p text:style-name="P28"><text:span text:style-name="T16">necessidades, demandas e desejos dos seus clientes, caso contrário, o</text:span><text:span text:style-name="T16"/></text:p>
      <text:p text:style-name="P28"><text:span text:style-name="T16">cenário será de instabilidade e com dificuldades de crescimento.</text:span><text:span text:style-name="T16"/></text:p>
      <text:p text:style-name="P19"/>
      <text:p text:style-name="P28"><text:span text:style-name="T22">3.</text:span><text:span text:style-name="T20">3 - Faça diferente e vá além da concorrência</text:span><text:span text:style-name="T20"/></text:p>
      <text:p text:style-name="P28"><text:span text:style-name="T16">Quem faz tudo igual acaba sendo parte do grupo do "mais do mesmo". Essa á uma</text:span><text:span text:style-name="T16"/></text:p>
      <text:p text:style-name="P28"><text:span text:style-name="T16">das grandes armadilhas que impede se destacar no mercado em que atua.</text:span><text:span text:style-name="T16"/></text:p>
      <text:p text:style-name="P28"><text:span text:style-name="T16">Para abrir um negócio de sucesso é necessário enxergar mais longe do que a</text:span><text:span text:style-name="T16"/></text:p>
      <text:p text:style-name="P28"><text:span text:style-name="T16">concorrência, ver nos detalhes, os diferenciais que os clientes desejam e, a partir daí,</text:span><text:span text:style-name="T16"/></text:p>
      <text:p text:style-name="P28"><text:span text:style-name="T16">estruturar suas operações com atividades que agreguem valor além do que o</text:span><text:span text:style-name="T16"/></text:p>
      <text:p text:style-name="P28"><text:span text:style-name="T16">público-alvo espera, gerando o efeito surpresa.</text:span><text:span text:style-name="T16"/></text:p>
      <text:p text:style-name="P19"/>
      <text:p text:style-name="P28"><text:span text:style-name="T20"/></text:p>
      <text:p text:style-name="P28"><text:span text:style-name="T22">3.</text:span><text:span text:style-name="T20">4 - Aplique a inovação em seu negócio</text:span><text:span text:style-name="T20"/></text:p>
      <text:p text:style-name="P28"><text:span text:style-name="T16">Ao contrário do que se imagina, inovação não significa,</text:span><text:span text:style-name="T16"/></text:p>
      <text:p text:style-name="P28"><text:span text:style-name="T16">necessariamente, ter que aplicar altas tecnologias. Ser</text:span><text:span text:style-name="T16"/></text:p>
      <text:p text:style-name="P28"><text:soft-page-break/><text:span text:style-name="T16">inovador é encontrar um jeito diferente de fazer algo, criando</text:span><text:span text:style-name="T16"/></text:p>
      <text:p text:style-name="P28"><text:span text:style-name="T16">uma solução para uma determinada necessidade ou processo</text:span><text:span text:style-name="T16"/></text:p>
      <text:p text:style-name="P28"><text:span text:style-name="T16">e, além disso, que agregue valor ao negócio.</text:span><text:span text:style-name="T16"/></text:p>
      <text:p text:style-name="P19"/>
      <text:p text:style-name="P27"/>
      <text:p text:style-name="P27"/>
      <text:p text:style-name="P28"><text:span text:style-name="T20">5 - Busque um nicho pouco explorado</text:span><text:span text:style-name="T20"/></text:p>
      <text:p text:style-name="P28"><text:span text:style-name="T16">Quanto maior for a concorrência, maior será a disputa</text:span><text:span text:style-name="T16"/></text:p>
      <text:p text:style-name="P28"><text:span text:style-name="T16">interna. A situação será ainda mais grave se esse embate</text:span><text:span text:style-name="T16"/></text:p>
      <text:p text:style-name="P28"><text:span text:style-name="T16">ocorrer dentro de um perímetro geográfico pequeno.</text:span><text:span text:style-name="T16"/></text:p>
      <text:p text:style-name="P28"><text:span text:style-name="T16">Embora muito se diga que há espaço para todos, a</text:span><text:span text:style-name="T16"/></text:p>
      <text:p text:style-name="P28"><text:span text:style-name="T16">saturação de mercado é um dos fatores que mais</text:span><text:span text:style-name="T16"/></text:p>
      <text:p text:style-name="P28"><text:span text:style-name="T16">impedem o crescimento de um negócio.</text:span><text:span text:style-name="T16"/></text:p>
      <text:p text:style-name="P28"><text:span text:style-name="T16">Para ter sucesso em seu novo empreendimento é</text:span><text:span text:style-name="T16"/></text:p>
      <text:p text:style-name="P28"><text:span text:style-name="T16">necessário um bom processo de pesquisa para encontrar</text:span><text:span text:style-name="T16"/></text:p>
      <text:p text:style-name="P28"><text:span text:style-name="T16">um nicho ainda pouco explorado e fazer dele a maneira</text:span><text:span text:style-name="T16"/></text:p>
      <text:p text:style-name="P28"><text:span text:style-name="T16">de brilhar no mercado, trazendo produtos e serviços que</text:span><text:span text:style-name="T16"/></text:p>
      <text:p text:style-name="P28"><text:span text:style-name="T16">o seu público demanda, mas que não encontra com a</text:span><text:span text:style-name="T16"/></text:p>
      <text:p text:style-name="P28"><text:span text:style-name="T16">facilidade que gostaria.</text:span><text:span text:style-name="T16"/></text:p>
      <text:p text:style-name="P19"/>
      <text:p text:style-name="P28"><text:span text:style-name="T20">6 - Esteja atento às finanças</text:span><text:span text:style-name="T20"/></text:p>
      <text:p text:style-name="P28"><text:span text:style-name="T16">Negócio de sucesso é aquele que tem as suas finanças em dia e faz o melhor uso</text:span><text:span text:style-name="T16"/></text:p>
      <text:p text:style-name="P28"><text:span text:style-name="T16">do dinheiro, afinal, é esse ativo que sustenta todas as operações do</text:span><text:span text:style-name="T16"/></text:p>
      <text:p text:style-name="P28"><text:span text:style-name="T16">empreendimento.</text:span><text:span text:style-name="T16"/></text:p>
      <text:p text:style-name="P28"><text:span text:style-name="T16">Por essa premissa é fundamental estar atento ao fluxo de caixa e liquidez,</text:span><text:span text:style-name="T16"/></text:p>
      <text:p text:style-name="P28"><text:span text:style-name="T16">evitando a incidência de juros por pagamentos em atraso e a contratação de</text:span><text:span text:style-name="T16"/></text:p>
      <text:p text:style-name="P28"><text:span text:style-name="T16">empréstimos para equilibrar as contas.</text:span><text:span text:style-name="T16"/></text:p>
      <text:p text:style-name="P28"><text:span text:style-name="T16">É importante adotar boas práticas de gestão financeira para ter um negócio de</text:span><text:span text:style-name="T16"/></text:p>
      <text:p text:style-name="P28"><text:span text:style-name="T16">sucesso, separando uma parte dos lucros para reinvestimentos e, assim, fazer com</text:span><text:span text:style-name="T16"/></text:p>
      <text:p text:style-name="P28"><text:span text:style-name="T16">que a sua empresa esteja em constante crescimento, sempre de maneira sólida e</text:span><text:span text:style-name="T16"/></text:p>
      <text:p text:style-name="P28"><text:span text:style-name="T16">sustentável.</text:span><text:span text:style-name="T16"/></text:p>
      <text:p text:style-name="P19"/>
      <text:p text:style-name="P19"/>
      <text:p text:style-name="P22"/>
      <text:p text:style-name="P28"><text:span text:style-name="T12">4</text:span><text:span text:style-name="T9">. Gestão Administrativo</text:span><text:span text:style-name="T9"/></text:p>
      <text:p text:style-name="P27"><text:span text:style-name="T9"/></text:p>
      <text:p text:style-name="P19"/>
      <text:p text:style-name="P28"><text:span text:style-name="T16">à importância do empreendedorismo como estratégia de negócios, para fins conclusivos e esperados no empreendimento.</text:span><text:span text:style-name="T16"/></text:p>
      <text:p text:style-name="P28"><text:span text:style-name="T16">Os gerentes de clínica são responsáveis por supervisionar as operações diárias de ambulatórios ou instalações médicas. Eles fornecem suporte administrativo e supervisionam a contratação e o treinamento de funcionários, fazem a intermediação entre pacientes e profissionais de saúde e coordenam os planos de assistência aos pacientes. Existem muitos caminhos diferentes que uma pessoa pode seguir para se tornar um gerente de clínica. </text:span><text:span text:style-name="T28">  </text:span><text:span text:style-name="T16">A maioria dos cargos de gerente de clínica exige curso superior completo, de preferência em gestão de saúde ou área semelhante. Um mestrado em saúde pública ou gestão de saúde é uma grande vantagem. Como esse cargo apresenta muitas responsabilidades administrativas, os gerentes de clínica devem ter excelentes habilidades organizacionais e de comunicação para garantir que a clínica funcione bem. Sua ferramenta primordial é o plano de negócios, o produto e serviços ofertados, além </text:span><text:soft-page-break/><text:span text:style-name="T16">de estratégias de marketing e os índices financeiros e econômicos do negócio. Portanto quando se desenvolve um trabalho planejado é possível alcançar com mais êxito os objetivos e resultados almejado. </text:span><text:span text:style-name="T16"/></text:p>
      <text:p text:style-name="P19"/>
      <text:p text:style-name="P28"><text:span text:style-name="T16">O marketing na gestão administrativo é de muita importância, é uma maneira de subir seu negócio. Desenvolver estratégias de marketing inclui-se: publicidade, promoções, relações pública entre outras estratégias, para isso é importante criar um site profissional para clínica isto gera visibilidade e desperta interesse nas pessoas. </text:span><text:span text:style-name="T16"/></text:p>
      <text:p text:style-name="P28"><text:span text:style-name="T16">As redes sociais é uma grande abertura para o marketing, nos tempos de hoje temos varias plataformas gratuitas que podemos utilizar para gerar visibilidade na sua clínica, é de muita importância saber trabalhar nas redes sociais, saber Monitorar os resultados das estratégias de marketing, para ver oque está dando visibilidade e o que não está, para atrair clientes, e produzir conteúdos interessante. Outra maneira é criar parcerias com outras empresas, como: salões, lojas de cosméticos, spas entre outros.</text:span><text:span text:style-name="T16"/></text:p>
      <text:p text:style-name="P19"/>
      <text:p text:style-name="P34"/>
      <text:p text:style-name="P34"><text:span text:style-name="T12">4</text:span><text:span text:style-name="T9">.1 Financeiro</text:span><text:span text:style-name="T9"/></text:p>
      <text:p text:style-name="P34"><text:span text:style-name="T9"/></text:p>
      <text:p text:style-name="P41"><text:span text:style-name="T27">A gestão financeira é um elemento essencial para o sucesso de qualquer negócio, inclusive de clínicas de estética. Com um bom controle financeiro, é possível garantir que o negócio tenha recursos suficientes para operar, investir e crescer.</text:span><text:span text:style-name="T16"/></text:p>
      <text:p text:style-name="P42"/>
      <text:p text:style-name="P41"><text:span text:style-name="T27">A gestão financeira na estética envolve diversas atividades, como:</text:span><text:span text:style-name="T16"/></text:p>
      <text:p text:style-name="P42"/>
      <text:p text:style-name="P41"><text:span text:style-name="T27">Planejamento financeiro: definir metas e objetivos financeiros para o negócio.</text:span><text:span text:style-name="T16"/></text:p>
      <text:p text:style-name="P41"><text:span text:style-name="T27">Orçamento: estimar as receitas e despesas do negócio.</text:span><text:span text:style-name="T16"/></text:p>
      <text:p text:style-name="P41"><text:span text:style-name="T27">Controle financeiro: acompanhar o fluxo de caixa e as despesas.</text:span><text:span text:style-name="T16"/></text:p>
      <text:p text:style-name="P41"><text:span text:style-name="T27">Análise financeira: avaliar os resultados financeiros do negócio.</text:span><text:span text:style-name="T16"/></text:p>
      <text:p text:style-name="P42"/>
      <text:p text:style-name="P41"><text:span text:style-name="T27">A seguir, confira algumas dicas para melhorar a gestão financeira na estética:</text:span><text:span text:style-name="T16"/></text:p>
      <text:p text:style-name="P41"><text:span text:style-name="T27">Tenha um planejamento financeiro: antes de abrir uma clínica de estética, é importante ter um planejamento financeiro detalhado. Esse planejamento deve definir as metas e objetivos financeiros do negócio, bem como as estratégias para alcançá-los.</text:span><text:span text:style-name="T16"/></text:p>
      <text:p text:style-name="P41"><text:span text:style-name="T27">Faça um orçamento: o orçamento é uma ferramenta essencial para o controle financeiro. Ele deve estimar as receitas e despesas do negócio, de forma a garantir que haja recursos suficientes para operar.</text:span><text:span text:style-name="T16"/></text:p>
      <text:p text:style-name="P41"><text:soft-page-break/><text:span text:style-name="T27">Controle o fluxo de caixa: o fluxo de caixa é o registro das entradas e saídas de dinheiro do negócio. É importante acompanhar o fluxo de caixa de forma regular, para identificar possíveis problemas de liquidez.</text:span><text:span text:style-name="T16"/></text:p>
      <text:p text:style-name="P41"><text:span text:style-name="T27">Analise os resultados financeiros: é importante analisar os resultados financeiros do negócio regularmente, para identificar oportunidades de melhoria.</text:span><text:span text:style-name="T16"/></text:p>
      <text:p text:style-name="P41"><text:span text:style-name="T27">A gestão financeira é uma tarefa complexa, mas é essencial para o sucesso de qualquer negócio. Com um bom controle financeiro, é possível garantir que a clínica de estética tenha recursos suficientes para operar, investir e crescer.</text:span><text:span text:style-name="T16"/></text:p>
      <text:p text:style-name="P42"/>
      <text:p text:style-name="P41"><text:span text:style-name="T27">Aqui estão algumas dicas específicas para clínicas de estética:</text:span><text:span text:style-name="T16"/></text:p>
      <text:p text:style-name="P42"/>
      <text:p text:style-name="P41"><text:span text:style-name="T27">Crie uma tabela de preços: é importante ter uma tabela de preços clara e transparente, para que os clientes saibam quanto custam os serviços oferecidos pela clínica.</text:span><text:span text:style-name="T16"/></text:p>
      <text:p text:style-name="P41"><text:span text:style-name="T27">Controle as despesas: é importante controlar as despesas da clínica, para evitar gastos desnecessários.</text:span><text:span text:style-name="T16"/></text:p>
      <text:p text:style-name="P41"><text:span text:style-name="T27">Invista em marketing: o marketing é essencial para atrair novos clientes e divulgar os serviços da clínica.</text:span><text:span text:style-name="T16"/></text:p>
      <text:p text:style-name="P41"><text:span text:style-name="T27">Ofereça descontos e promoções: os descontos e promoções podem ser uma boa forma de atrair novos clientes e fidelizar os antigos.</text:span><text:span text:style-name="T16"/></text:p>
      <text:p text:style-name="P41"><text:span text:style-name="T27">Ao seguir essas dicas, você pode melhorar a gestão financeira da sua clínica de estética e garantir seu sucesso. </text:span><text:span text:style-name="T16"/></text:p>
      <text:p text:style-name="P19"/>
      <text:p text:style-name="P28"><text:span text:style-name="T13">4</text:span><text:span text:style-name="T9">.2 Sustentabilidade e biossegurança.</text:span><text:span text:style-name="T9"/></text:p>
      <text:p text:style-name="P19"/>
      <text:p text:style-name="P31"><text:span text:style-name="T27">A biossegurança na estética é fundamental para garantir a proteção tanto da equipe quanto dos pacientes. A implementação de medidas de segurança é necessária para prevenir problemas e promover a saúde e o bem-estar de todos . A higienização adequada dos instrumentos e danos com equipamentos são necessárias para a integridade de todos.</text:span><text:span text:style-name="T16"/></text:p>
      <text:p text:style-name="P31"><text:span text:style-name="T27">O cumprimento de normas e regulamentações para garantir um ambiente seguro e protegido para os pacientes, minimizando a ocorrência de doenças, infecções e complicações. As medidas da biossegurança na estética envolvem higienização de equipamentos , esterilização de materiais, armazenamento, transporte e descarte de resíduos gerados de forma adequada.</text:span><text:span text:style-name="T16"/></text:p>
      <text:p text:style-name="P21"/>
      <text:p text:style-name="P34"><text:span text:style-name="T21">5</text:span><text:span text:style-name="T20">. CONSIDERAÇÕES FINAIS</text:span><text:span text:style-name="T20"/></text:p>
      <text:p text:style-name="P20"/>
      <text:p text:style-name="P41"><text:span text:style-name="T27">O empreendedorismo na área da estética vem apresentando crescimento diante do mercado de trabalho. </text:span><text:span text:style-name="T16"/></text:p>
      <text:p text:style-name="P41"><text:soft-page-break/><text:span text:style-name="T27">Assim, possibilitando diversas oportunidades nesse meio profissional.</text:span><text:span text:style-name="T16"/></text:p>
      <text:p text:style-name="P41"><text:span text:style-name="T27">A busca por esses procedimentos está sendo grandes nos dias atuais, indo ao encontro das necessidades individuais dos clientes, garantindo resultados satisfatórios e criando um nicho no mercado de trabalho. <text:s/></text:span><text:span text:style-name="T16"/></text:p>
      <text:p text:style-name="P42"/>
      <text:p text:style-name="P41"><text:span text:style-name="T27"><text:s text:c="3"/>A especialização garante o padrão de qualidade gerando credibilidade. Empreender é estar a frente de seu tempo, investir no seu potencial. Na Estética é preciso acompanhar as tendências e inovar. <text:s/></text:span><text:span text:style-name="T16"/></text:p>
      <text:p text:style-name="P42"/>
      <text:p text:style-name="P41"><text:span text:style-name="T27"><text:s text:c="2"/>Este trabalho de pesquisa do Interdisciplinar EMPREENDEDORISMO NA AREA DA ESTÉTICA confirma para todos corpos docentes a importância de atualização para ter competência no mercado de trabalho, especificamente na Estética de Cosmética, e com isso fortalecendo cada vez mais a profissão e dando credibilidade aos profissionais.</text:span><text:span text:style-name="T16"/></text:p>
      <text:p text:style-name="P41"><text:span text:style-name="T27">Sendo assim, é correto afirmar que para empreender hoje na estética, é importante saber que só ter a sonhada formação não é suficiente. Ter capacitação para atuar na aérea é suma importância. Outro fato bastante importante é ter atitudes empreendedoras, pois esse mercado é bastante promissor, visto que grande parte das pessoas fariam ou teriam vontade de fazer um procedimento estético, pois relacionam sua aparência a felicidade. </text:span><text:span text:style-name="T16"/></text:p>
      <text:p text:style-name="P41"><text:span text:style-name="T27">Vale ressaltar que para ter sucesso na estética é preciso aprender a fazer a gestão do seu negócio, ter organização em relação a gestão financeira e aplicar algumas ferramentas de controle, como : planejamento, orçamentário e retorno do investimento é indispensável em um centro estético.</text:span><text:span text:style-name="T16"/></text:p>
      <text:p text:style-name="P41"><text:span text:style-name="T27">O empreendedorismo na área da estética tem se tornado essencial, pois cria possibilidades de investir em inovações e qualidades tornando assim um diferencial na sociedade.</text:span><text:span text:style-name="T16"/></text:p>
      <text:p text:style-name="P20"/>
      <text:p text:style-name="P20"/>
      <text:p text:style-name="P20"/>
      <text:p text:style-name="P20"/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oft-page-break/><text:span text:style-name="T14"/></text:p>
      <text:p text:style-name="P34"><text:span text:style-name="T14">6</text:span><text:span text:style-name="T9">. REFERÊNCIAS <text:s/></text:span><text:span text:style-name="T9"/></text:p>
      <text:p text:style-name="P1"/>
      <text:p text:style-name="P40"><text:span text:style-name="T29">1: Rodrigo Nunes biomédicas , como gerência seu negócio ? ! <text:line-break/>Blog Gestão financeira em clínica de estética !<text:line-break/></text:span><text:a xlink:type="simple" xlink:href="https://escolaseac.com/artigos/empreendedorismo-na-estetica/" text:style-name="Internet_20_link" text:visited-style-name="Visited_20_Internet_20_Link"><text:span text:style-name="T29">https://escolaseac.com/artigos/empreendedorismo-na-estetica/</text:span></text:a></text:p>
      <text:p text:style-name="P40"><text:span text:style-name="T29"><text:line-break/> </text:span><text:a xlink:type="simple" xlink:href="http://periodicos.unincor.br/index.php/iniciacaocientifica/article/viewFile/4903/" text:style-name="Internet_20_link" text:visited-style-name="Visited_20_Internet_20_Link"><text:span text:style-name="T29">http://periodicos.unincor.br/index.php/iniciacaocientifica/article/viewFile/4903/</text:span></text:a></text:p>
      <text:p text:style-name="P40"><text:span text:style-name="T29"><text:line-break/> </text:span><text:a xlink:type="simple" xlink:href="https://sebrae.com.br/sites/PortalSebrae/artigos/empreender-na-area-de-estetica,9d6873d807066810VgnVCM1000001b00320aRCRD" text:style-name="Internet_20_link" text:visited-style-name="Visited_20_Internet_20_Link"><text:span text:style-name="T29">https://sebrae.com.br/sites/PortalSebrae/artigos/empreender-na-area-de-estetica,9d6873d807066810VgnVCM1000001b00320aRCRD</text:span></text:a></text:p>
      <text:p text:style-name="P40"><text:span text:style-name="T29"><text:line-break/></text:span><text:a xlink:type="simple" xlink:href="https://empreendedor.com.br/noticia/empreendedorismo-feminino-na-area-da-estetica-e-impulsionado-na-pandemia/" text:style-name="Internet_20_link" text:visited-style-name="Visited_20_Internet_20_Link"><text:span text:style-name="T29">https://empreendedor.com.br/noticia/empreendedorismo-feminino-na-area-da-estetica-e-impulsionado-na-pandemia/</text:span></text:a></text:p>
      <text:p text:style-name="P1"><text:a xlink:type="simple" xlink:href="https://www.sebrae-sc.com.br/blog/o-que-e-empreendedorismo#:~:text=Empreendedorismo%20é%20a%20capacidade%20que,impacto%20no%20cotidiano%20das%20pessoas" text:style-name="Internet_20_link" text:visited-style-name="Visited_20_Internet_20_Link"><text:span text:style-name="T29">https://www.sebrae-sc.com.br/blog/o-que-e-empreendedorismo#:~:text=Empreendedorismo%20%C3%A9%20a%20capacidade%20que,impacto%20no%20cotidiano%20das%20pessoas</text:span></text:a></text:p>
      <text:p text:style-name="P1"/>
      <text:p text:style-name="P40"><text:a xlink:type="simple" xlink:href="https://www.educamaisbrasil.com.br/cursos-e-escolas-tecnicas/tecnico-em-estetica/" text:style-name="Internet_20_link" text:visited-style-name="Visited_20_Internet_20_Link"><text:span text:style-name="T29">https://www.educamaisbrasil.com.br/cursos-e-escolas-tecnicas/tecnico-em-estetica/</text:span></text:a></text:p>
      <text:p text:style-name="P40"><text:span text:style-name="T29">noticias/sustentabilidade-empresarial-na-estetica<text:line-break/><text:line-break/></text:span><text:a xlink:type="simple" xlink:href="https://m.meuartigo.brasilescola.uol.com.br/amp/saude/biosseguranca-na-estetica-entenda-todos-os-pontos.htm" text:style-name="Internet_20_link" text:visited-style-name="Visited_20_Internet_20_Link"><text:span text:style-name="T29">https://m.meuartigo.brasilescola.uol.com.br/amp/saude/biosseguranca-na-estetica-entenda-todos-os-pontos.htm</text:span></text:a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ListLabel_20_46" style:display-name="ListLabel 46" style:family="text">
      <style:text-properties fo:font-weight="bold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9cm" fo:margin-right="2.3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9:32:25.893000000</meta:creation-date>
    <dc:date>2023-10-19T23:48:03.140000000</dc:date>
    <meta:editing-duration>PT2H45M18S</meta:editing-duration>
    <meta:editing-cycles>39</meta:editing-cycles>
    <meta:generator>LibreOffice/7.4.7.2$Windows_X86_64 LibreOffice_project/723314e595e8007d3cf785c16538505a1c878ca5</meta:generator>
    <meta:document-statistic meta:table-count="0" meta:image-count="0" meta:object-count="0" meta:page-count="9" meta:paragraph-count="129" meta:word-count="2196" meta:character-count="14949" meta:non-whitespace-character-count="12832"/>
  </office:meta>
</office:document-meta>
</file>